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5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6" style:parent-style-name="Graphics">
      <style:graphic-properties draw:fill="none"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graphic" style:name="a7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draw:stroke="none"/>
    </style:style>
    <style:style style:family="graphic" style:name="a72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parent-style-name="Graphics">
      <style:graphic-properties draw:fill="none" draw:stroke="none"/>
    </style:style>
    <style:style style:family="graphic" style:name="a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1" style:parent-style-name="Graphics">
      <style:graphic-properties draw:fill="none" draw:stroke="non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41" style:parent-style-name="Graphics">
      <style:graphic-properties draw:fill="none" draw:stroke="non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11" style:parent-style-name="Graphics">
      <style:graphic-properties draw:fill="none" draw:stroke="non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2" draw:style-name="a695" draw:master-page-name="Master1-Layout2-obj-Titel-und-Inhalt" presentation:presentation-page-layout-name="Master1-PPL2" draw:id="Slide-267">
        <draw:frame draw:id="id69" draw:style-name="a696" draw:name="Grafik 3" svg:x="2.13598in" svg:y="1.3378in" svg:width="9.06137in" svg:height="4.8244in" style:rel-width="scale" style:rel-height="scale">
          <draw:image xlink:href="media/image1.png" xlink:type="simple" xlink:show="embed" xlink:actuate="onLoad"/>
          <svg:title/>
          <svg:desc/>
        </draw:frame>
        <draw:frame draw:id="id70" draw:style-name="a699" draw:name="Textfeld 4" svg:x="5.15205in" svg:y="0.47278in" svg:width="3.02923in" svg:height="0.63952in">
          <draw:text-box>
            <text:p text:style-name="a698" text:class-names="" text:cond-style-name=""><text:span text:style-name="a697" text:class-names="">Selbstempathie</text:span></text:p>
          </draw:text-box>
          <svg:title/>
          <svg:desc/>
        </draw:frame>
        <draw:custom-shape svg:x="9.24199in" svg:y="6.75575in" svg:width="3.66489in" svg:height="0.30293in" draw:id="id71" draw:style-name="a703" draw:name="Rechteck 6">
          <svg:title/>
          <svg:desc/>
          <text:p text:style-name="a702" text:class-names="" text:cond-style-name=""><text:span text:style-name="a700" text:class-names=""><text:a xlink:href="http://www.matameko.de/Sich-selbst-Einfühlung-geben" text:style-name="" text:visited-style-name="">www.matameko.de/Sich-selbst-Einfühlung-geben</text:a></text:span><text:span text:style-name="a701" text:class-names=""/></text:p>
          <draw:enhanced-geometry xmlns:dr3d="urn:oasis:names:tc:opendocument:xmlns:dr3d:1.0" draw:type="non-primitive" svg:viewBox="0 0 21600 21600" draw:enhanced-path="M 0 0 L 21600 0 21600 21600 0 21600 Z N"/>
        </draw:custom-shape>
        <draw:g draw:name="Gruppieren 45" draw:id="id72">
          <svg:title/>
          <svg:desc/>
          <draw:custom-shape svg:x="2.32384in" svg:y="2.75747in" svg:width="0.16618in" svg:height="0.64247in" draw:id="id73" draw:style-name="a706" draw:name="Freeform 15">
            <svg:title/>
            <svg:desc/>
            <text:p text:style-name="a705" text:class-names="" text:cond-style-name=""><text:span text:style-name="a70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2.27454in" svg:y="2.70261in" svg:width="0.43176in" svg:height="0.78798in" draw:id="id74" draw:style-name="a709" draw:name="Freeform 16">
            <svg:title/>
            <svg:desc/>
            <text:p text:style-name="a708" text:class-names="" text:cond-style-name=""><text:span text:style-name="a70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1" draw:style-name="a710" draw:master-page-name="Master1-Layout2-obj-Titel-und-Inhalt" presentation:presentation-page-layout-name="Master1-PPL2" draw:id="Slide-296">
        <draw:frame draw:id="id75" draw:style-name="a711" draw:name="Grafik 3" svg:x="2.13598in" svg:y="1.3378in" svg:width="9.06137in" svg:height="4.8244in" style:rel-width="scale" style:rel-height="scale">
          <draw:image xlink:href="media/image1.png" xlink:type="simple" xlink:show="embed" xlink:actuate="onLoad"/>
          <svg:title/>
          <svg:desc/>
        </draw:frame>
        <draw:frame draw:id="id76" draw:style-name="a714" draw:name="Textfeld 4" svg:x="5.15205in" svg:y="0.47278in" svg:width="3.02923in" svg:height="0.63952in">
          <draw:text-box>
            <text:p text:style-name="a713" text:class-names="" text:cond-style-name=""><text:span text:style-name="a712" text:class-names="">Selbstempathie</text:span></text:p>
          </draw:text-box>
          <svg:title/>
          <svg:desc/>
        </draw:frame>
        <draw:custom-shape svg:x="9.24199in" svg:y="6.75575in" svg:width="3.66489in" svg:height="0.30293in" draw:id="id77" draw:style-name="a718" draw:name="Rechteck 6">
          <svg:title/>
          <svg:desc/>
          <text:p text:style-name="a717" text:class-names="" text:cond-style-name=""><text:span text:style-name="a715" text:class-names=""><text:a xlink:href="http://www.matameko.de/Sich-selbst-Einfühlung-geben" text:style-name="" text:visited-style-name="">www.matameko.de/Sich-selbst-Einfühlung-geben</text:a></text:span><text:span text:style-name="a716" text:class-names=""/></text:p>
          <draw:enhanced-geometry xmlns:dr3d="urn:oasis:names:tc:opendocument:xmlns:dr3d:1.0" draw:type="non-primitive" svg:viewBox="0 0 21600 21600" draw:enhanced-path="M 0 0 L 21600 0 21600 21600 0 21600 Z N"/>
        </draw:custom-shape>
        <draw:g draw:name="Gruppieren 45" draw:id="id78">
          <svg:title/>
          <svg:desc/>
          <draw:custom-shape svg:x="4.08426in" svg:y="2.75747in" svg:width="0.16618in" svg:height="0.64247in" draw:id="id79" draw:style-name="a721" draw:name="Freeform 15">
            <svg:title/>
            <svg:desc/>
            <text:p text:style-name="a720" text:class-names="" text:cond-style-name=""><text:span text:style-name="a71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03496in" svg:y="2.70261in" svg:width="0.43176in" svg:height="0.78798in" draw:id="id80" draw:style-name="a724" draw:name="Freeform 16">
            <svg:title/>
            <svg:desc/>
            <text:p text:style-name="a723" text:class-names="" text:cond-style-name=""><text:span text:style-name="a72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2" draw:style-name="a725" draw:master-page-name="Master1-Layout2-obj-Titel-und-Inhalt" presentation:presentation-page-layout-name="Master1-PPL2" draw:id="Slide-297">
        <draw:frame draw:id="id81" draw:style-name="a726" draw:name="Grafik 3" svg:x="2.13598in" svg:y="1.3378in" svg:width="9.06137in" svg:height="4.8244in" style:rel-width="scale" style:rel-height="scale">
          <draw:image xlink:href="media/image1.png" xlink:type="simple" xlink:show="embed" xlink:actuate="onLoad"/>
          <svg:title/>
          <svg:desc/>
        </draw:frame>
        <draw:frame draw:id="id82" draw:style-name="a729" draw:name="Textfeld 4" svg:x="5.15205in" svg:y="0.47278in" svg:width="3.02923in" svg:height="0.63952in">
          <draw:text-box>
            <text:p text:style-name="a728" text:class-names="" text:cond-style-name=""><text:span text:style-name="a727" text:class-names="">Selbstempathie</text:span></text:p>
          </draw:text-box>
          <svg:title/>
          <svg:desc/>
        </draw:frame>
        <draw:custom-shape svg:x="9.24199in" svg:y="6.75575in" svg:width="3.66489in" svg:height="0.30293in" draw:id="id83" draw:style-name="a733" draw:name="Rechteck 6">
          <svg:title/>
          <svg:desc/>
          <text:p text:style-name="a732" text:class-names="" text:cond-style-name=""><text:span text:style-name="a730" text:class-names=""><text:a xlink:href="http://www.matameko.de/Sich-selbst-Einfühlung-geben" text:style-name="" text:visited-style-name="">www.matameko.de/Sich-selbst-Einfühlung-geben</text:a></text:span><text:span text:style-name="a731" text:class-names=""/></text:p>
          <draw:enhanced-geometry xmlns:dr3d="urn:oasis:names:tc:opendocument:xmlns:dr3d:1.0" draw:type="non-primitive" svg:viewBox="0 0 21600 21600" draw:enhanced-path="M 0 0 L 21600 0 21600 21600 0 21600 Z N"/>
        </draw:custom-shape>
        <draw:g draw:name="Gruppieren 45" draw:id="id84">
          <svg:title/>
          <svg:desc/>
          <draw:custom-shape svg:x="5.88634in" svg:y="2.75747in" svg:width="0.16618in" svg:height="0.64247in" draw:id="id85" draw:style-name="a736" draw:name="Freeform 15">
            <svg:title/>
            <svg:desc/>
            <text:p text:style-name="a735" text:class-names="" text:cond-style-name=""><text:span text:style-name="a73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83704in" svg:y="2.70261in" svg:width="0.43176in" svg:height="0.78798in" draw:id="id86" draw:style-name="a739" draw:name="Freeform 16">
            <svg:title/>
            <svg:desc/>
            <text:p text:style-name="a738" text:class-names="" text:cond-style-name=""><text:span text:style-name="a73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3" draw:style-name="a740" draw:master-page-name="Master1-Layout2-obj-Titel-und-Inhalt" presentation:presentation-page-layout-name="Master1-PPL2" draw:id="Slide-298">
        <draw:frame draw:id="id87" draw:style-name="a741" draw:name="Grafik 3" svg:x="2.13598in" svg:y="1.3378in" svg:width="9.06137in" svg:height="4.8244in" style:rel-width="scale" style:rel-height="scale">
          <draw:image xlink:href="media/image1.png" xlink:type="simple" xlink:show="embed" xlink:actuate="onLoad"/>
          <svg:title/>
          <svg:desc/>
        </draw:frame>
        <draw:frame draw:id="id88" draw:style-name="a744" draw:name="Textfeld 4" svg:x="5.15205in" svg:y="0.47278in" svg:width="3.02923in" svg:height="0.63952in">
          <draw:text-box>
            <text:p text:style-name="a743" text:class-names="" text:cond-style-name=""><text:span text:style-name="a742" text:class-names="">Selbstempathie</text:span></text:p>
          </draw:text-box>
          <svg:title/>
          <svg:desc/>
        </draw:frame>
        <draw:custom-shape svg:x="9.24199in" svg:y="6.75575in" svg:width="3.66489in" svg:height="0.30293in" draw:id="id89" draw:style-name="a748" draw:name="Rechteck 6">
          <svg:title/>
          <svg:desc/>
          <text:p text:style-name="a747" text:class-names="" text:cond-style-name=""><text:span text:style-name="a745" text:class-names=""><text:a xlink:href="http://www.matameko.de/Sich-selbst-Einfühlung-geben" text:style-name="" text:visited-style-name="">www.matameko.de/Sich-selbst-Einfühlung-geben</text:a></text:span><text:span text:style-name="a746" text:class-names=""/></text:p>
          <draw:enhanced-geometry xmlns:dr3d="urn:oasis:names:tc:opendocument:xmlns:dr3d:1.0" draw:type="non-primitive" svg:viewBox="0 0 21600 21600" draw:enhanced-path="M 0 0 L 21600 0 21600 21600 0 21600 Z N"/>
        </draw:custom-shape>
        <draw:g draw:name="Gruppieren 45" draw:id="id90">
          <svg:title/>
          <svg:desc/>
          <draw:custom-shape svg:x="7.73009in" svg:y="2.75747in" svg:width="0.16618in" svg:height="0.64247in" draw:id="id91" draw:style-name="a751" draw:name="Freeform 15">
            <svg:title/>
            <svg:desc/>
            <text:p text:style-name="a750" text:class-names="" text:cond-style-name=""><text:span text:style-name="a74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68079in" svg:y="2.70261in" svg:width="0.43176in" svg:height="0.78798in" draw:id="id92" draw:style-name="a754" draw:name="Freeform 16">
            <svg:title/>
            <svg:desc/>
            <text:p text:style-name="a753" text:class-names="" text:cond-style-name=""><text:span text:style-name="a75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4" draw:style-name="a755" draw:master-page-name="Master1-Layout2-obj-Titel-und-Inhalt" presentation:presentation-page-layout-name="Master1-PPL2" draw:id="Slide-299">
        <draw:frame draw:id="id93" draw:style-name="a756" draw:name="Grafik 3" svg:x="2.13598in" svg:y="1.3378in" svg:width="9.06137in" svg:height="4.8244in" style:rel-width="scale" style:rel-height="scale">
          <draw:image xlink:href="media/image1.png" xlink:type="simple" xlink:show="embed" xlink:actuate="onLoad"/>
          <svg:title/>
          <svg:desc/>
        </draw:frame>
        <draw:frame draw:id="id94" draw:style-name="a759" draw:name="Textfeld 4" svg:x="5.15205in" svg:y="0.47278in" svg:width="3.02923in" svg:height="0.63952in">
          <draw:text-box>
            <text:p text:style-name="a758" text:class-names="" text:cond-style-name=""><text:span text:style-name="a757" text:class-names="">Selbstempathie</text:span></text:p>
          </draw:text-box>
          <svg:title/>
          <svg:desc/>
        </draw:frame>
        <draw:custom-shape svg:x="9.24199in" svg:y="6.75575in" svg:width="3.66489in" svg:height="0.30293in" draw:id="id95" draw:style-name="a763" draw:name="Rechteck 6">
          <svg:title/>
          <svg:desc/>
          <text:p text:style-name="a762" text:class-names="" text:cond-style-name=""><text:span text:style-name="a760" text:class-names=""><text:a xlink:href="http://www.matameko.de/Sich-selbst-Einfühlung-geben" text:style-name="" text:visited-style-name="">www.matameko.de/Sich-selbst-Einfühlung-geben</text:a></text:span><text:span text:style-name="a761" text:class-names=""/></text:p>
          <draw:enhanced-geometry xmlns:dr3d="urn:oasis:names:tc:opendocument:xmlns:dr3d:1.0" draw:type="non-primitive" svg:viewBox="0 0 21600 21600" draw:enhanced-path="M 0 0 L 21600 0 21600 21600 0 21600 Z N"/>
        </draw:custom-shape>
        <draw:g draw:name="Gruppieren 45" draw:id="id96">
          <svg:title/>
          <svg:desc/>
          <draw:custom-shape svg:x="10.61551in" svg:y="3.87206in" svg:width="0.16618in" svg:height="0.64247in" draw:id="id97" draw:style-name="a766" draw:name="Freeform 15">
            <svg:title/>
            <svg:desc/>
            <text:p text:style-name="a765" text:class-names="" text:cond-style-name=""><text:span text:style-name="a76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10.56621in" svg:y="3.8172in" svg:width="0.43176in" svg:height="0.78798in" draw:id="id98" draw:style-name="a769" draw:name="Freeform 16">
            <svg:title/>
            <svg:desc/>
            <text:p text:style-name="a768" text:class-names="" text:cond-style-name=""><text:span text:style-name="a76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45" draw:style-name="a770" draw:master-page-name="Master1-Layout2-obj-Titel-und-Inhalt" presentation:presentation-page-layout-name="Master1-PPL2" draw:id="Slide-300">
        <draw:frame draw:id="id99" draw:style-name="a771" draw:name="Grafik 3" svg:x="2.13598in" svg:y="1.3378in" svg:width="9.06137in" svg:height="4.8244in" style:rel-width="scale" style:rel-height="scale">
          <draw:image xlink:href="media/image1.png" xlink:type="simple" xlink:show="embed" xlink:actuate="onLoad"/>
          <svg:title/>
          <svg:desc/>
        </draw:frame>
        <draw:frame draw:id="id100" draw:style-name="a774" draw:name="Textfeld 4" svg:x="5.15205in" svg:y="0.47278in" svg:width="3.02923in" svg:height="0.63952in">
          <draw:text-box>
            <text:p text:style-name="a773" text:class-names="" text:cond-style-name=""><text:span text:style-name="a772" text:class-names="">Selbstempathie</text:span></text:p>
          </draw:text-box>
          <svg:title/>
          <svg:desc/>
        </draw:frame>
        <draw:custom-shape svg:x="9.24199in" svg:y="6.75575in" svg:width="3.66489in" svg:height="0.30293in" draw:id="id101" draw:style-name="a778" draw:name="Rechteck 6">
          <svg:title/>
          <svg:desc/>
          <text:p text:style-name="a777" text:class-names="" text:cond-style-name=""><text:span text:style-name="a775" text:class-names=""><text:a xlink:href="http://www.matameko.de/Sich-selbst-Einfühlung-geben" text:style-name="" text:visited-style-name="">www.matameko.de/Sich-selbst-Einfühlung-geben</text:a></text:span><text:span text:style-name="a776" text:class-names=""/></text:p>
          <draw:enhanced-geometry xmlns:dr3d="urn:oasis:names:tc:opendocument:xmlns:dr3d:1.0" draw:type="non-primitive" svg:viewBox="0 0 21600 21600" draw:enhanced-path="M 0 0 L 21600 0 21600 21600 0 21600 Z N"/>
        </draw:custom-shape>
        <draw:g draw:name="Gruppieren 45" draw:id="id102">
          <svg:title/>
          <svg:desc/>
          <draw:custom-shape svg:x="10.75092in" svg:y="1.63247in" svg:width="0.16618in" svg:height="0.64247in" draw:id="id103" draw:style-name="a781" draw:name="Freeform 15">
            <svg:title/>
            <svg:desc/>
            <text:p text:style-name="a780" text:class-names="" text:cond-style-name=""><text:span text:style-name="a77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10.70162in" svg:y="1.57761in" svg:width="0.43176in" svg:height="0.78798in" draw:id="id104" draw:style-name="a784" draw:name="Freeform 16">
            <svg:title/>
            <svg:desc/>
            <text:p text:style-name="a783" text:class-names="" text:cond-style-name=""><text:span text:style-name="a78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5:02:51Z</dc:date>
    <meta:editing-cycles>47</meta:editing-cycles>
    <meta:editing-duration>PT0S</meta:editing-duration>
    <meta:document-statistic meta:paragraph-count="12" meta:word-count="12"/>
  </office:meta>
</office:document-meta>
</file>